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Lucida Sans1" svg:font-family="'Lucida Sans'"/>
    <style:font-face style:name="LucidaGrande" svg:font-family="LucidaGrande"/>
    <style:font-face style:name="OpenSymbol" svg:font-family="OpenSymbol"/>
    <style:font-face style:name="Monaco" svg:font-family="Monaco" style:font-family-generic="modern" style:font-pitch="fixed"/>
    <style:font-face style:name="Lucida Grande" svg:font-family="'Lucida Grande'"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3"/>
    <style:style style:name="T1" style:family="text">
      <style:text-properties fo:color="#3f5fbf" style:font-name="Monaco" fo:font-size="11pt" style:font-name-asian="Monaco" style:font-size-asian="11pt" style:font-name-complex="Monaco" style:font-size-complex="11pt"/>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Log file</text:h>
      <text:p text:style-name="Standard">Repast logs the following for each run into a file. The filename is “BW4TXXXX.txt” where XXX is a large number to make the filename unique. The file is saved in the &lt;SERVER&gt; directory. It contains:</text:p>
      <text:p text:style-name="Standard"/>
      <text:list xml:id="list7419432027961250622" text:style-name="L3">
        <text:list-item>
          <text:p text:style-name="P1">sequence: goal sequence (which block colors are to be dropped)</text:p>
        </text:list-item>
        <text:list-item>
          <text:p text:style-name="P1">room: initial blocks per room</text:p>
        </text:list-item>
        <text:list-item>
          <text:p text:style-name="P1">action: log of each action of a bot, with timestamp in ms since january 1, 1970</text:p>
        </text:list-item>
        <text:list-item>
          <text:p text:style-name="P1">sequencecomplete: total time to complete task. Begin time is determined by first incoming action. End time is determined by the last block of the sequence dropped.</text:p>
        </text:list-item>
        <text:list-item>
          <text:p text:style-name="P1">agentsummary: for each agent:</text:p>
          <text:list>
            <text:list-item>
              <text:p text:style-name="P1">the bot type</text:p>
            </text:list-item>
            <text:list-item>
              <text:p text:style-name="P1"># correct drops in dropzone</text:p>
            </text:list-item>
            <text:list-item>
              <text:p text:style-name="P1"># incorrect drops in dropzone</text:p>
            </text:list-item>
            <text:list-item>
              <text:p text:style-name="P1">total time of standing still</text:p>
            </text:list-item>
            <text:list-item>
              <text:p text:style-name="P1">#messages to other agents</text:p>
            </text:list-item>
            <text:list-item>
              <text:p text:style-name="P1">#rooms entered</text:p>
            </text:list-item>
          </text:list>
        </text:list-item>
      </text:list>
      <text:p text:style-name="Standard"/>
      <text:p text:style-name="Standard">We will write info as soon as possible to the log file, so that you at least have some log info even when the system is killed before the end is reached (sequence comple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Lucida Sans1" svg:font-family="'Lucida Sans'"/>
    <style:font-face style:name="LucidaGrande" svg:font-family="LucidaGrande"/>
    <style:font-face style:name="OpenSymbol" svg:font-family="OpenSymbol"/>
    <style:font-face style:name="Monaco" svg:font-family="Monaco" style:font-family-generic="modern" style:font-pitch="fixed"/>
    <style:font-face style:name="Lucida Grande" svg:font-family="'Lucida Grande'"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List_20_Paragraph" style:display-name="List Paragraph" style:family="paragraph" style:parent-style-name="Standard" style:default-outline-level="">
      <style:paragraph-properties fo:margin="100%" fo:margin-left="0.5in" fo:margin-right="0in" fo:margin-top="0in" fo:margin-bottom="0in" fo:text-indent="0in" style:auto-text-indent="false"/>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mbria" fo:font-size="13pt" fo:font-weight="bold" style:font-size-asian="13pt" style:font-weight-asian="bold" style:font-size-complex="13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style style:name="RTF_5f_Num_20_2_20_2" style:display-name="RTF_Num 2 2"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bullet text:level="2" text:style-name="RTF_5f_Num_20_2_20_2" style:num-suffix="." text:bullet-char="◦">
        <style:list-level-properties text:space-before="0.75in" text:min-label-width="0.25in"/>
      </text:list-level-style-bullet>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5T16:56:32</meta:creation-date>
    <dc:date>2013-03-19T11:39:28</dc:date>
    <meta:editing-duration>PT2H12M18S</meta:editing-duration>
    <meta:editing-cycles>38</meta:editing-cycles>
    <meta:generator>OpenOffice.org/3.4.1$Unix OpenOffice.org_project/341m1$Build-9593</meta:generator>
    <meta:document-statistic meta:table-count="0" meta:image-count="0" meta:object-count="0" meta:page-count="1" meta:paragraph-count="14" meta:word-count="163" meta:character-count="886"/>
  </office:meta>
</office:document-meta>
</file>